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9-07-25 20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65904" calcext:value-type="float">
            <text:p>42.665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9-04-22 21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0208" calcext:value-type="float">
            <text:p>42.05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9-01-22 16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6552" calcext:value-type="float">
            <text:p>42.516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8-10-30 18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8-07-20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964" calcext:value-type="float">
            <text:p>42.83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8-04-12 20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052" calcext:value-type="float">
            <text:p>42.260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8-02-28 22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0624" calcext:value-type="float">
            <text:p>42.33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7-10-27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5528" calcext:value-type="float">
            <text:p>42.70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7-07-13 19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30496" calcext:value-type="float">
            <text:p>42.83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7-06-02 22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9496" calcext:value-type="float">
            <text:p>42.449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7-02-07 18:5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0184" calcext:value-type="float">
            <text:p>42.620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6-10-04 17:0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1208" calcext:value-type="float">
            <text:p>43.3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6-07-12 17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01768" calcext:value-type="float">
            <text:p>43.101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6-04-05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90288" calcext:value-type="float">
            <text:p>42.69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6-01-06 18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90744" calcext:value-type="float">
            <text:p>43.290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5-10-14 17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1312" calcext:value-type="float">
            <text:p>44.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5-07-15 17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32704" calcext:value-type="float">
            <text:p>43.732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5-04-15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08576" calcext:value-type="float">
            <text:p>42.708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5-0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4-10-08 17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27776" calcext:value-type="float">
            <text:p>43.92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4-04-09 23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55592" calcext:value-type="float">
            <text:p>42.455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4-01-08 17:1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00016" calcext:value-type="float">
            <text:p>42.80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3-10-16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2728" calcext:value-type="float">
            <text:p>43.162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3-07-10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68824" calcext:value-type="float">
            <text:p>43.168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3-04-24 16:4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01312" calcext:value-type="float">
            <text:p>42.501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3-01-09 18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29328" calcext:value-type="float">
            <text:p>42.62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2-10-03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232832" calcext:value-type="float">
            <text:p>43.23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2-04-25 18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62984" calcext:value-type="float">
            <text:p>42.162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2-01-11 17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434" calcext:value-type="float">
            <text:p>42.443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1-10-05 20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1584" calcext:value-type="float">
            <text:p>42.91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1-07-07 19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22648" calcext:value-type="float">
            <text:p>42.522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1-04-07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1-01-12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0-10-13 16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0-07-21 17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394376" calcext:value-type="float">
            <text:p>43.394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0-04-21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85488" calcext:value-type="float">
            <text:p>42.385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10-01-13 17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68368" calcext:value-type="float">
            <text:p>42.568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9-10-07 21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11396" calcext:value-type="float">
            <text:p>43.113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9-07-30 16:5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59096" calcext:value-type="float">
            <text:p>43.059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9-04-23 16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75176" calcext:value-type="float">
            <text:p>42.175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9-01-14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9768" calcext:value-type="float">
            <text:p>42.339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8-10-09 20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87824" calcext:value-type="float">
            <text:p>42.787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8-07-16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78096" calcext:value-type="float">
            <text:p>42.678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8-04-16 16:2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7536" calcext:value-type="float">
            <text:p>42.00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8-01-09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9872" calcext:value-type="float">
            <text:p>42.409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7-10-18 17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9392" calcext:value-type="float">
            <text:p>42.79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7-07-11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4296" calcext:value-type="float">
            <text:p>42.754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7-01-24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59352" calcext:value-type="float">
            <text:p>42.059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6-10-11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10456" calcext:value-type="float">
            <text:p>42.51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6-07-12 00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4528" calcext:value-type="float">
            <text:p>42.3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6-04-05 17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57016" calcext:value-type="float">
            <text:p>41.65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6-01-11 18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2148" calcext:value-type="float">
            <text:p>42.321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5-10-12 16:3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40224" calcext:value-type="float">
            <text:p>42.940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5-07-07 17:3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659808" calcext:value-type="float">
            <text:p>42.659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5-04-13 16:4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66616" calcext:value-type="float">
            <text:p>42.266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5-01-13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37888" calcext:value-type="float">
            <text:p>42.53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4-10-07 16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43856" calcext:value-type="float">
            <text:p>43.043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4-07-21 16:4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2252" calcext:value-type="float">
            <text:p>43.022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4-04-22 16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0812" calcext:value-type="float">
            <text:p>42.108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4-01-14 18:0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34256" calcext:value-type="float">
            <text:p>42.434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3-10-22 16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12208" calcext:value-type="float">
            <text:p>42.81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3-07-16 19:0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57344" calcext:value-type="float">
            <text:p>42.757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3-04-15 16:5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32504" calcext:value-type="float">
            <text:p>42.13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3-01-15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06824" calcext:value-type="float">
            <text:p>42.406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2-10-16 16:4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8244" calcext:value-type="float">
            <text:p>42.82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2-07-17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75632" calcext:value-type="float">
            <text:p>42.77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2-04-17 16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28872" calcext:value-type="float">
            <text:p>42.02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2-01-16 17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78808" calcext:value-type="float">
            <text:p>42.2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1-09-19 16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952416" calcext:value-type="float">
            <text:p>42.95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1-07-18 16:1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29912" calcext:value-type="float">
            <text:p>42.729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1-05-09 16:2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1-03-07 18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1-01-10 17:3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54552" calcext:value-type="float">
            <text:p>41.754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0-11-15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9476" calcext:value-type="float">
            <text:p>41.894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0-09-13 16:1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4528" calcext:value-type="float">
            <text:p>42.24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0-06-28 15:5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338" calcext:value-type="float">
            <text:p>41.833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0-05-10 16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9544" calcext:value-type="float">
            <text:p>41.309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0-03-09 17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4408" calcext:value-type="float">
            <text:p>41.364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2000-01-12 17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8328" calcext:value-type="float">
            <text:p>41.4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10-26 18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48456" calcext:value-type="float">
            <text:p>41.748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9-16 16:1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8-11 16:3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3424" calcext:value-type="float">
            <text:p>41.873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7-14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33216" calcext:value-type="float">
            <text:p>41.73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6-09 16:3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12592" calcext:value-type="float">
            <text:p>41.312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5-12 16:2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04744" calcext:value-type="float">
            <text:p>41.00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4-07 16:2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718" calcext:value-type="float">
            <text:p>41.07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3-17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3-16 17:1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97352" calcext:value-type="float">
            <text:p>41.297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2-11 01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5948" calcext:value-type="float">
            <text:p>41.55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9-01-14 19:5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17392" calcext:value-type="float">
            <text:p>41.61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8-12-10 00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05784" calcext:value-type="float">
            <text:p>41.705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98-08-11 18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0376" calcext:value-type="float">
            <text:p>41.870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70-11-06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5848" calcext:value-type="float">
            <text:p>41.4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70-04-14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84576" calcext:value-type="float">
            <text:p>41.184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21203121212001</text:p>
          </table:table-cell>
          <table:table-cell office:value-type="string" calcext:value-type="string">
            <text:p>1965-01-15 12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7304" calcext:value-type="float">
            <text:p>52.7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511" meta:object-count="0"/>
    <meta:user-defined meta:name="AppVersion">3.0</meta:user-defined>
  </office:meta>
</office:document-meta>
</file>